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brushing</text:p>
          </table:table-cell>
          <table:table-cell office:value-type="string" calcext:value-type="string">
            <text:p>changed</text:p>
          </table:table-cell>
          <table:table-cell office:value-type="string" calcext:value-type="string">
            <text:p>cutting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hairbrush</text:p>
          </table:table-cell>
          <table:table-cell office:value-type="string" calcext:value-type="string">
            <text:p>hands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idde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makeup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needs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uttin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spends</text:p>
          </table:table-cell>
          <table:table-cell office:value-type="string" calcext:value-type="string">
            <text:p>still</text:p>
          </table:table-cell>
          <table:table-cell office:value-type="string" calcext:value-type="string">
            <text:p>sweeping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washing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877" calcext:value-type="float">
            <text:p>0.2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77" calcext:value-type="float">
            <text:p>0.2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24" calcext:value-type="float">
            <text:p>0.2324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im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5892" calcext:value-type="float">
            <text:p>0.5892</text:p>
          </table:table-cell>
          <table:table-cell office:value-type="float" office:value="0.6641" calcext:value-type="float">
            <text:p>0.664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ai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26" calcext:value-type="float">
            <text:p>0.332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72" calcext:value-type="float">
            <text:p>0.167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alai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674" calcext:value-type="float">
            <text:p>0.467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.4674" calcext:value-type="float">
            <text:p>0.4674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eaucoup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2495" calcext:value-type="float">
            <text:p>0.24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95" calcext:value-type="float">
            <text:p>0.24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495" calcext:value-type="float">
            <text:p>0.24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495" calcext:value-type="float">
            <text:p>0.24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bros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3334" calcext:value-type="float">
            <text:p>0.3334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877" calcext:value-type="float">
            <text:p>0.2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77" calcext:value-type="float">
            <text:p>0.28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3334" calcext:value-type="float">
            <text:p>0.3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ache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2877" calcext:value-type="float">
            <text:p>0.2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77" calcext:value-type="float">
            <text:p>0.2877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hang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heveux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32" calcext:value-type="float">
            <text:p>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57" calcext:value-type="float">
            <text:p>0.4757</text:p>
          </table:table-cell>
          <table:table-cell office:value-type="float" office:value="0.1364" calcext:value-type="float">
            <text:p>0.1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64" calcext:value-type="float">
            <text:p>0.1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26" calcext:value-type="float">
            <text:p>0.3026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coup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7609" calcext:value-type="float">
            <text:p>0.7609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dan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9976" calcext:value-type="float">
            <text:p>0.9976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48" calcext:value-type="float">
            <text:p>0.334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95" calcext:value-type="float">
            <text:p>0.2495</text:p>
          </table:table-cell>
          <table:table-cell office:value-type="float" office:value="0" calcext:value-type="float">
            <text:p>0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495" calcext:value-type="float">
            <text:p>0.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49" calcext:value-type="float">
            <text:p>0.66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495" calcext:value-type="float">
            <text:p>0.24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495" calcext:value-type="float">
            <text:p>0.249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dent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334" calcext:value-type="float">
            <text:p>0.3334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3334" calcext:value-type="float">
            <text:p>0.33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douche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4387" calcext:value-type="float">
            <text:p>0.4387</text:p>
          </table:table-cell>
          <table:table-cell office:value-type="float" office:value="0" calcext:value-type="float">
            <text:p>0</text:p>
          </table:table-cell>
          <table:table-cell office:value-type="float" office:value="0.4387" calcext:value-type="float">
            <text:p>0.438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du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0.2034" calcext:value-type="float">
            <text:p>0.2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034" calcext:value-type="float">
            <text:p>0.20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lle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1111" calcext:value-type="float">
            <text:p>0.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2" office:value-type="float" office:value="0.1111" calcext:value-type="float">
            <text:p>0.1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21" calcext:value-type="float">
            <text:p>0.00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st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6324" calcext:value-type="float">
            <text:p>0.632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225" calcext:value-type="float">
            <text:p>0.1225</text:p>
          </table:table-cell>
          <table:table-cell office:value-type="float" office:value="0" calcext:value-type="float">
            <text:p>0</text:p>
          </table:table-cell>
          <table:table-cell office:value-type="float" office:value="0.1225" calcext:value-type="float">
            <text:p>0.1225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3" calcext:value-type="float">
            <text:p>0.573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fau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il</text:p>
          </table:table-cell>
          <table:table-cell office:value-type="float" office:value="0.0344" calcext:value-type="float">
            <text:p>0.03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3983" calcext:value-type="float">
            <text:p>0.3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83" calcext:value-type="float">
            <text:p>0.398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je</text:p>
          </table:table-cell>
          <table:table-cell office:value-type="float" office:value="0" calcext:value-type="float">
            <text:p>0</text:p>
          </table:table-cell>
          <table:table-cell office:value-type="float" office:value="0.5537" calcext:value-type="float">
            <text:p>0.553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" calcext:value-type="float">
            <text:p>0.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7" calcext:value-type="float">
            <text:p>0.0647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2054" calcext:value-type="float">
            <text:p>0.20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6" calcext:value-type="float">
            <text:p>0.000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523" calcext:value-type="float">
            <text:p>0.52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lavabo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7385" calcext:value-type="float">
            <text:p>0.738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lavande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2054" calcext:value-type="float">
            <text:p>0.2054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lave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le</text:p>
          </table:table-cell>
          <table:table-cell office:value-type="float" office:value="0" calcext:value-type="float">
            <text:p>0</text:p>
          </table:table-cell>
          <table:table-cell office:value-type="float" office:value="0.3276" calcext:value-type="float">
            <text:p>0.3276</text:p>
          </table:table-cell>
          <table:table-cell office:value-type="float" office:value="0.2398" calcext:value-type="float">
            <text:p>0.23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3367" calcext:value-type="float">
            <text:p>0.3367</text:p>
          </table:table-cell>
          <table:table-cell office:value-type="float" office:value="0.0652" calcext:value-type="float">
            <text:p>0.06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3309" calcext:value-type="float">
            <text:p>0.330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1856" calcext:value-type="float">
            <text:p>0.1856</text:p>
          </table:table-cell>
          <table:table-cell office:value-type="float" office:value="0.3332" calcext:value-type="float">
            <text:p>0.3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2" calcext:value-type="float">
            <text:p>0.0652</text:p>
          </table:table-cell>
          <table:table-cell office:value-type="float" office:value="0" calcext:value-type="float">
            <text:p>0</text:p>
          </table:table-cell>
          <table:table-cell office:value-type="float" office:value="0.477" calcext:value-type="float">
            <text:p>0.477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l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72" calcext:value-type="float">
            <text:p>0.1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office:value-type="float" office:value="0" calcext:value-type="float">
            <text:p>0</text:p>
          </table:table-cell>
          <table:table-cell office:value-type="float" office:value="0.2359" calcext:value-type="float">
            <text:p>0.23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43" calcext:value-type="float">
            <text:p>0.5243</text:p>
          </table:table-cell>
          <table:table-cell office:value-type="float" office:value="0" calcext:value-type="float">
            <text:p>0</text:p>
          </table:table-cell>
          <table:table-cell office:value-type="float" office:value="0.3858" calcext:value-type="float">
            <text:p>0.3858</text:p>
          </table:table-cell>
          <table:table-cell office:value-type="float" office:value="0.2756" calcext:value-type="float">
            <text:p>0.2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" calcext:value-type="float">
            <text:p>0.000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3333" calcext:value-type="float">
            <text:p>0.33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a</text:p>
          </table:table-cell>
          <table:table-cell office:value-type="float" office:value="0" calcext:value-type="float">
            <text:p>0</text:p>
          </table:table-cell>
          <table:table-cell office:value-type="float" office:value="0.1187" calcext:value-type="float">
            <text:p>0.1187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0.2698" calcext:value-type="float">
            <text:p>0.2698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ains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6142" calcext:value-type="float">
            <text:p>0.6142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aman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9963" calcext:value-type="float">
            <text:p>0.996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aquille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4444" calcext:value-type="float">
            <text:p>0.444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me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9999" calcext:value-type="float">
            <text:p>0.9999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pas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4674" calcext:value-type="float">
            <text:p>0.467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2495" calcext:value-type="float">
            <text:p>0.24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95" calcext:value-type="float">
            <text:p>0.24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495" calcext:value-type="float">
            <text:p>0.2495</text:p>
          </table:table-cell>
          <table:table-cell office:value-type="float" office:value="0" calcext:value-type="float">
            <text:p>0</text:p>
          </table:table-cell>
          <table:table-cell office:value-type="float" office:value="0.4674" calcext:value-type="float">
            <text:p>0.4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495" calcext:value-type="float">
            <text:p>0.24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reste</text:p>
          </table:table-cell>
          <table:table-cell office:value-type="float" office:value="0.0344" calcext:value-type="float">
            <text:p>0.0344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0.3983" calcext:value-type="float">
            <text:p>0.3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983" calcext:value-type="float">
            <text:p>0.398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al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326" calcext:value-type="float">
            <text:p>0.332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11" calcext:value-type="float">
            <text:p>0.00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16" calcext:value-type="float">
            <text:p>0.00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1672" calcext:value-type="float">
            <text:p>0.1672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av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049" calcext:value-type="float">
            <text:p>0.004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6668" calcext:value-type="float">
            <text:p>0.6668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7244" calcext:value-type="float">
            <text:p>0.72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4444" calcext:value-type="float">
            <text:p>0.444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4444" calcext:value-type="float">
            <text:p>0.4444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erviette</text:p>
          </table:table-cell>
          <table:table-cell office:value-type="float" office:value="0.1004" calcext:value-type="float">
            <text:p>0.1004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7302" calcext:value-type="float">
            <text:p>0.7302</text:p>
          </table:table-cell>
          <table:table-cell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shampoing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4387" calcext:value-type="float">
            <text:p>0.4387</text:p>
          </table:table-cell>
          <table:table-cell office:value-type="float" office:value="0" calcext:value-type="float">
            <text:p>0</text:p>
          </table:table-cell>
          <table:table-cell office:value-type="float" office:value="0.4387" calcext:value-type="float">
            <text:p>0.438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temps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2495" calcext:value-type="float">
            <text:p>0.24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495" calcext:value-type="float">
            <text:p>0.24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495" calcext:value-type="float">
            <text:p>0.24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495" calcext:value-type="float">
            <text:p>0.249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une</text:p>
          </table:table-cell>
          <table:table-cell office:value-type="float" office:value="0.8308" calcext:value-type="float">
            <text:p>0.8308</text:p>
          </table:table-cell>
          <table:table-cell table:number-columns-repeated="45" office:value-type="float" office:value="0" calcext:value-type="float">
            <text:p>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visag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6633" calcext:value-type="float">
            <text:p>0.6633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759" calcext:value-type="float">
            <text:p>0.0759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77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1:Sheet1.AM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7:38:39.073849712</meta:creation-date>
    <dc:date>2016-12-02T18:01:18.641099812</dc:date>
    <meta:editing-duration>PT11M29S</meta:editing-duration>
    <meta:editing-cycles>2</meta:editing-cycles>
    <meta:generator>LibreOffice/5.1.4.2$Linux_X86_64 LibreOffice_project/10m0$Build-2</meta:generator>
    <meta:document-statistic meta:table-count="1" meta:cell-count="2020" meta:object-count="0"/>
  </office:meta>
</office:document-meta>
</file>